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204"/>
    </style:style>
    <style:style style:name="P2" style:family="paragraph" style:parent-style-name="Standard">
      <style:paragraph-properties fo:text-align="start" style:justify-single-word="false"/>
      <style:text-properties officeooo:paragraph-rsid="001c520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c5204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ec059" officeooo:paragraph-rsid="002244c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e75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5204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officeooo:rsid="002244c3" style:font-style-asian="normal" style:font-style-complex="normal"/>
    </style:style>
    <style:style style:name="T8" style:family="text">
      <style:text-properties officeooo:rsid="001c5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5649137794282065227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550175868847" text:continue-numbering="true" text:style-name="L1">
        <text:list-item>
          <text:p text:style-name="P4">A car starts from a stop at a traffic light that has just turned green. <text:s/>The car accelerates at a rate of <text:span text:style-name="T8">2 </text:span>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50507949066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49686676278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50417441534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50463059029" text:continue-numbering="true" text:style-name="L1">
        <text:list-item>
          <text:p text:style-name="P5"><text:soft-page-break/>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49397289802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50340364337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549605617692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71549289356867" text:continue-numbering="true" text:style-name="L1">
        <text:list-item>
          <text:p text:style-name="P8"><text:span text:style-name="T3">A car is advertised to go from “0 to 60 mph </text:span><text:span text:style-name="T5">[26.822 m/s]</text:span><text:span text:style-name="T6"> in </text:span><text:span text:style-name="T7">5</text:span><text:span text:style-name="T6">.3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9-20T07:15:48.879380151" text:date-adjust="PT24H00M00S">09/2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T1M9S</meta:editing-duration>
    <meta:editing-cycles>7</meta:editing-cycles>
    <meta:generator>LibreOffice/4.3.7.2$Linux_X86_64 LibreOffice_project/430$Build-2</meta:generator>
    <meta:initial-creator>Jonas Williamson</meta:initial-creator>
    <dc:date>2016-09-20T07:15:48.811537811</dc:date>
    <meta:document-statistic meta:table-count="0" meta:image-count="2" meta:object-count="0" meta:page-count="2" meta:paragraph-count="13" meta:word-count="349" meta:character-count="1788" meta:non-whitespace-character-count="1412"/>
  </office:meta>
</office:document-meta>
</file>